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haroni" svg:font-family="Aharoni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language="en" fo:country="GB"/>
    </style:style>
    <style:style style:name="P3" style:family="paragraph" style:parent-style-name="Normal">
      <style:text-properties fo:language="en" fo:country="GB" officeooo:rsid="001e2e08" officeooo:paragraph-rsid="001e2e08"/>
    </style:style>
    <style:style style:name="P4" style:family="paragraph" style:parent-style-name="Normal">
      <style:text-properties fo:color="#808080" style:font-name="Arial Black" style:font-name-complex="Aharoni"/>
    </style:style>
    <style:style style:name="P5" style:family="paragraph" style:parent-style-name="Normal">
      <style:text-properties fo:language="fr" fo:country="FR"/>
    </style:style>
    <style:style style:name="P6" style:family="paragraph" style:parent-style-name="TM_20_1">
      <style:paragraph-properties>
        <style:tab-stops>
          <style:tab-stop style:position="0.776cm"/>
          <style:tab-stop style:position="15.983cm" style:type="right" style:leader-style="dotted" style:leader-text="."/>
        </style:tab-stops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background-color="#d9d9d9">
        <style:background-image/>
      </style:paragraph-properties>
      <style:text-properties fo:language="en" fo:country="GB"/>
    </style:style>
    <style:style style:name="P9" style:family="paragraph" style:parent-style-name="Normal" style:master-page-name="MP0">
      <style:paragraph-properties style:page-number="auto"/>
      <style:text-properties fo:language="en" fo:country="GB"/>
    </style:style>
    <style:style style:name="T1" style:family="text">
      <style:text-properties fo:color="#808080" style:font-name="Arial Black" style:font-name-complex="Aharoni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alibri" fo:font-size="11pt" fo:language="fr" fo:country="FR" style:font-name-asian="Times New Roman" style:font-size-asian="11pt" style:language-asian="fr" style:country-asian="FR" style:font-name-complex="Times New Roman" style:font-size-complex="11pt"/>
    </style:style>
    <style:style style:name="T4" style:family="text">
      <style:text-properties fo:language="fr" fo:country="FR"/>
    </style:style>
    <style:style style:name="T5" style:family="text">
      <style:text-properties fo:language="en" fo:country="GB"/>
    </style:style>
    <style:style style:name="T6" style:family="text">
      <style:text-properties officeooo:rsid="002217eb"/>
    </style:style>
    <style:style style:name="T7" style:family="text">
      <style:text-properties officeooo:rsid="00227fbc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&lt;config&gt;<text:line-break/>&lt;output path=’${generic_generation_output}' /&gt;<text:line-break/>&lt;/config&gt; </text:p>
      <text:p text:style-name="P3">&lt;context model='${generic_generation_model}' element=’{0}’ importedBundles='gmf;papyrus' searchMetamodels='true'/&gt; </text:p>
      <text:p text:style-name="P8">In order to modify this template please care to change the parameters ${generic_generation_output}' and ${generic_generation_model} with your custom values. <text:line-break/>Note that, you will not be able to use the wizard in that case. Process by clicking on the template and choose generate documentation.&lt;drop/&gt;</text:p>
      <text:p text:style-name="Normal"><text:span text:style-name="Police_20_par_20_défaut"><text:span text:style-name="T1">Document generated by </text:span></text:span><text:a xlink:type="simple" xlink:href="http://www.eclipse.org/gendoc" office:target-frame-name="_top" xlink:show="replace" text:style-name="Internet_20_link" text:visited-style-name="Visited_20_Internet_20_Link"><text:span text:style-name="Lien_20_hypertexte"><text:span text:style-name="T1">Gendoc</text:span></text:span></text:a></text:p>
      <text:p text:style-name="P4"/>
      <text:p text:style-name="Normal"><text:span text:style-name="Emphase_20_pâle"><text:span text:style-name="T2">Table of contents</text:span></text:span></text:p>
      <text:table-of-content text:style-name="Sect1" text:name="_TOC3">
        <text:table-of-content-source text:outline-level="1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Toc396824535" office:target-frame-name="_top" xlink:show="replace" text:style-name="Internet_20_link" text:visited-style-name="Visited_20_Internet_20_Link"><text:span text:style-name="Lien_20_hypertexte">1</text:span></text:a><text:a xlink:type="simple" xlink:href="#_Toc396824535" office:target-frame-name="_top" xlink:show="replace" text:style-name="Internet_20_link" text:visited-style-name="Visited_20_Internet_20_Link"><text:span text:style-name="Police_20_par_20_défaut"><text:span text:style-name="T3"><text:tab/></text:span></text:span></text:a><text:a xlink:type="simple" xlink:href="#_Toc396824535" office:target-frame-name="_top" xlink:show="replace" text:style-name="Internet_20_link" text:visited-style-name="Visited_20_Internet_20_Link"><text:span text:style-name="Lien_20_hypertexte">Diagram : [d.name/]</text:span></text:a><text:a xlink:type="simple" xlink:href="#_Toc396824535" office:target-frame-name="_top" xlink:show="replace" text:style-name="Internet_20_link" text:visited-style-name="Visited_20_Internet_20_Link"><text:tab/>2</text:a></text:p>
        </text:index-body>
      </text:table-of-content>
      <text:p text:style-name="Normal"/>
      <text:p text:style-name="P5"/>
      <text:p text:style-name="P7"><text:span text:style-name="Police_20_par_20_défaut"><text:span text:style-name="T4">&lt;gendoc&gt; </text:span></text:span></text:p>
      <text:p text:style-name="P5"><text:bookmark-start text:name="_Toc289330255"/><text:bookmark-start text:name="_Toc289330175"/>[for (d : notation::Diagram | <text:span text:style-name="T7">notation</text:span>::<text:span text:style-name="T6">Diagram.allInstances()-&gt;sortedBy(name)</text:span>)]&lt;drop/&gt;</text:p>
      <text:h text:style-name="Heading_20_1" text:outline-level="1"><text:bookmark-start text:name="_Toc396824535"/><text:bookmark-start text:name="_Toc396824430"/>Diagram : [d.name/]<text:bookmark-end text:name="_Toc289330255"/><text:bookmark-end text:name="_Toc289330175"/><text:bookmark-end text:name="_Toc396824535"/><text:bookmark-end text:name="_Toc396824430"/> </text:h>
      <text:p text:style-name="Normal"><text:span text:style-name="Police_20_par_20_défaut"><text:span text:style-name="T5">&lt;image object='[d.getDiagram()/]' maxW='true' keepH='false'&gt;</text:span></text:span></text:p>
      <text:p text:style-name="P2"><draw:frame draw:style-name="fr1" draw:name="Cadre1" text:anchor-type="paragraph" svg:width="16.249cm" draw:z-index="0"><draw:text-box fo:min-height="0.734cm"><text:p text:style-name="Frame_20_contents"/></draw:text-box></draw:frame>&lt;/image&gt;</text:p>
      <text:p text:style-name="P2">[for (e: ecore::EObject | getElementsInDiagram(d))]&lt;drop/&gt;</text:p>
      <text:h text:style-name="Heading_20_2" text:outline-level="2"><text:bookmark-start text:name="_Toc289330256"/><text:bookmark-start text:name="_Toc289330176"/><text:s/><text:bookmark-start text:name="_Toc396824431"/>[clean(getText(e))/]<text:bookmark-end text:name="_Toc289330256"/><text:bookmark-end text:name="_Toc289330176"/><text:bookmark-end text:name="_Toc396824431"/></text:h>
      <text:p text:style-name="Normal">[clean(e.getDocumentation())/] </text:p>
      <text:p text:style-name="Normal">[/for]&lt;drop/&gt;</text:p>
      <text:p text:style-name="Normal">[/for]&lt;drop/&gt;</text:p>
      <text:p text:style-name="Normal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haroni" svg:font-family="Aharoni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loext:contextual-spacing="false" fo:hyphenation-ladder-count="no-limit"/>
      <style:text-properties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loext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cm" fo:margin-bottom="0cm" loext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/>
    </style:style>
    <style:style style:name="Normal" style:family="paragraph">
      <style:paragraph-properties fo:margin-top="0.353cm" fo:margin-bottom="0.353cm" loext:contextual-spacing="false" fo:line-height="115%" fo:hyphenation-ladder-count="no-limit"/>
      <style:text-properties fo:language="en" fo:country="US" style:language-asian="en" style:country-asian="US" style:font-name-complex="Calibri" style:font-family-complex="Calibri" style:font-family-generic-complex="swiss" style:font-pitch-complex="variable" fo:hyphenate="false"/>
    </style:style>
    <style:style style:name="Titre1" style:family="paragraph" style:parent-style-name="Normal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égend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Répertoire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Titre1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6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Subtitle" style:family="paragraph" style:parent-style-name="Normal" style:next-style-name="Normal" style:class="chapter">
      <style:paragraph-properties fo:margin-top="0cm" fo:margin-bottom="1.764cm" loext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Citation" style:family="paragraph" style:parent-style-name="Normal" style:next-style-name="Norma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loext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TM_20_1" style:display-name="TM 1" style:family="paragraph" style:parent-style-name="Normal" style:next-style-name="Normal" style:auto-update="true">
      <style:paragraph-properties fo:hyphenation-ladder-count="no-limit"/>
      <style:text-properties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M_20_3" style:display-name="TM 3" style:family="paragraph" style:parent-style-name="Normal" style:next-style-name="Normal" style:auto-update="true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fr" style:country-asian="FR" style:font-name-complex="Times New Roman" style:font-family-complex="'Times New Roman'" style:font-family-generic-complex="roman" style:font-pitch-complex="variable" style:font-size-complex="11pt"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26cm" fo:font-weight="bold" fo:background-color="#4f81bd" style:font-weight-asian="bold" style:font-weight-complex="bold"/>
    </style:style>
    <style:style style:name="Titre_20_2_20_Car" style:display-name="Titre 2 Car" style:family="text">
      <style:text-properties fo:text-transform="uppercase" fo:letter-spacing="0.026cm" fo:background-color="#dbe5f1"/>
    </style:style>
    <style:style style:name="Titre_20_3_20_Car" style:display-name="Titre 3 Car" style:family="text">
      <style:text-properties fo:text-transform="uppercase" fo:color="#243f60" fo:letter-spacing="0.026cm"/>
    </style:style>
    <style:style style:name="Titre_20_4_20_Car" style:display-name="Titre 4 Car" style:family="text">
      <style:text-properties fo:text-transform="uppercase" fo:color="#365f91" fo:letter-spacing="0.018cm"/>
    </style:style>
    <style:style style:name="Titre_20_5_20_Car" style:display-name="Titre 5 Car" style:family="text">
      <style:text-properties fo:text-transform="uppercase" fo:color="#365f91" fo:letter-spacing="0.018cm"/>
    </style:style>
    <style:style style:name="Titre_20_6_20_Car" style:display-name="Titre 6 Car" style:family="text">
      <style:text-properties fo:text-transform="uppercase" fo:color="#365f91" fo:letter-spacing="0.018cm"/>
    </style:style>
    <style:style style:name="Titre_20_7_20_Car" style:display-name="Titre 7 Car" style:family="text">
      <style:text-properties fo:text-transform="uppercase" fo:color="#365f91" fo:letter-spacing="0.018cm"/>
    </style:style>
    <style:style style:name="Titre_20_8_20_Car" style:display-name="Titre 8 Car" style:family="tex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Lien_20_hypertexte" style:display-name="Lien hypertexte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s_20_de_20_texte_20_Car" style:display-name="Corps de texte Car" style:family="text">
      <style:text-properties fo:font-size="12pt" style:letter-kerning="true" style:font-size-asian="12pt" style:language-asian="ar" style:country-asian="SA" style:font-size-complex="12pt" style:language-complex="ar" style:country-complex="SA"/>
    </style:style>
    <style:style style:name="En-tête_20_Car" style:display-name="En-tête Car" style:family="text">
      <style:text-properties fo:font-size="12pt" style:letter-kerning="true" style:font-size-asian="12pt" style:language-asian="ar" style:country-asian="SA" style:font-size-complex="12pt" style:language-complex="ar" style:country-complex="SA"/>
    </style:style>
    <style:style style:name="Pied_20_de_20_page_20_Car" style:display-name="Pied de page Car" style:family="text">
      <style:text-properties fo:font-size="12pt" style:letter-kerning="true" style:font-size-asian="12pt" style:language-asian="ar" style:country-asian="SA" style:font-size-complex="12pt" style:language-complex="ar" style:country-complex="SA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letter-kerning="true" style:font-size-asian="8pt" style:language-asian="ar" style:country-asian="SA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Titre_20_Car" style:display-name="Titre Car" style:family="text">
      <style:text-properties fo:color="#4f81bd" fo:font-size="26pt" fo:letter-spacing="0.018cm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2cm" fo:margin-bottom="0.77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2cm" fo:margin-left="0cm" fo:margin-right="0cm" fo:margin-bottom="0cm" style:dynamic-spacing="true"/>
      </style:header-style>
      <style:footer-style>
        <style:header-footer-properties svg:height="2.03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>&gt;</dc:title>
    <meta:initial-creator>bhaba</meta:initial-creator>
    <meta:creation-date>2014-08-26T12:11:00Z</meta:creation-date>
    <dc:date>2014-08-28T16:49:40.935000000</dc:date>
    <meta:editing-cycles>11</meta:editing-cycles>
    <meta:editing-duration>PT5M</meta:editing-duration>
    <meta:document-statistic meta:table-count="0" meta:image-count="0" meta:object-count="0" meta:page-count="2" meta:paragraph-count="18" meta:word-count="96" meta:character-count="891" meta:non-whitespace-character-count="808"/>
    <meta:template xlink:type="simple" xlink:actuate="onRequest" xlink:title="" xlink:href="Normal.dotm"/>
  </office:meta>
</office:document-meta>
</file>